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6.6" calcext:value-type="float">
            <text:p>6.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weeks_init_ex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Beta prime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years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years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years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years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bpsv</text:p>
          </table:table-cell>
          <table:table-cell office:value-type="string" calcext:value-type="string">
            <text:p>BPSV cost of goods supplied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S_R</text:p>
          </table:table-cell>
          <table:table-cell office:value-type="string" calcext:value-type="string">
            <text:p>cost_res</text:p>
          </table:table-cell>
          <table:table-cell office:value-type="string" calcext:value-type="string">
            <text:p>SSV procurement price, reserved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6.29" calcext:value-type="float">
            <text:p>6.29</text:p>
          </table:table-cell>
          <table:table-cell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–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2903718" calcext:value-type="float">
            <text:p>1062903718</text:p>
          </table:table-cell>
          <table:table-cell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258682374" calcext:value-type="float">
            <text:p>2258682374</text:p>
          </table:table-cell>
          <table:table-cell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292686818" calcext:value-type="float">
            <text:p>2292686818</text:p>
          </table:table-cell>
          <table:table-cell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31149981" calcext:value-type="float">
            <text:p>431149981</text:p>
          </table:table-cell>
          <table:table-cell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45880785" calcext:value-type="float">
            <text:p>245880785</text:p>
          </table:table-cell>
          <table:table-cell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40100977" calcext:value-type="float">
            <text:p>340100977</text:p>
          </table:table-cell>
          <table:table-cell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196323876" calcext:value-type="float">
            <text:p>196323876</text:p>
          </table:table-cell>
          <table:table-cell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3832449" calcext:value-type="float">
            <text:p>238324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08:02:00.622750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12T13:36:08.414176319</dc:date>
    <meta:editing-duration>P4DT16H36M42S</meta:editing-duration>
    <meta:editing-cycles>21</meta:editing-cycles>
    <meta:generator>LibreOffice/25.2.6.2$Linux_X86_64 LibreOffice_project/40d1a0e1d5bdf1afaeae24d9ece32bbb00fa66a4</meta:generator>
    <meta:document-statistic meta:table-count="1" meta:cell-count="354" meta:object-count="0"/>
  </office:meta>
</office:document-meta>
</file>